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style:font-size-asian="10pt" style:font-size-complex="10pt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ext_20_body" style:list-style-name="L4">
      <style:paragraph-properties fo:margin-top="0cm" fo:margin-bottom="0cm"/>
      <style:text-properties fo:font-size="10pt" style:font-size-asian="10pt" style:font-size-complex="10pt"/>
    </style:style>
    <style:style style:name="P21" style:family="paragraph" style:parent-style-name="Text_20_body" style:list-style-name="L7">
      <style:paragraph-properties fo:margin-top="0cm" fo:margin-bottom="0cm"/>
    </style:style>
    <style:style style:name="P22" style:family="paragraph" style:parent-style-name="Text_20_body">
      <style:paragraph-properties fo:margin-top="0.423cm" fo:margin-bottom="0.212cm"/>
      <style:text-properties fo:font-size="10pt" style:font-size-asian="10pt" style:font-size-complex="10pt"/>
    </style:style>
    <style:style style:name="P23" style:family="paragraph" style:parent-style-name="Heading_20_3">
      <style:text-properties fo:font-size="10pt" style:font-size-asian="10pt" style:font-size-complex="10pt"/>
    </style:style>
    <style:style style:name="P24" style:family="paragraph" style:parent-style-name="Preformatted_20_Text">
      <style:text-properties fo:font-size="10pt" style:font-size-asian="10pt" style:font-size-complex="10pt"/>
    </style:style>
    <style:style style:name="P25" style:family="paragraph" style:parent-style-name="Preformatted_20_Text">
      <style:paragraph-properties style:writing-mode="lr-tb"/>
    </style:style>
    <style:style style:name="P26" style:family="paragraph" style:parent-style-name="Preformatted_20_Text" style:list-style-name="L4">
      <style:paragraph-properties style:writing-mode="lr-tb"/>
    </style:style>
    <style:style style:name="P27" style:family="paragraph" style:parent-style-name="Preformatted_20_Text" style:list-style-name="L6">
      <style:paragraph-properties style:writing-mode="lr-tb"/>
    </style:style>
    <style:style style:name="P28" style:family="paragraph" style:parent-style-name="Preformatted_20_Text" style:list-style-name="L7">
      <style:paragraph-properties style:writing-mode="lr-tb"/>
    </style:style>
    <style:style style:name="P29" style:family="paragraph" style:parent-style-name="Preformatted_20_Text">
      <style:paragraph-properties fo:margin-top="0cm" fo:margin-bottom="0.499cm" style:writing-mode="lr-tb"/>
    </style:style>
    <style:style style:name="P30" style:family="paragraph" style:parent-style-name="Preformatted_20_Text" style:list-style-name="L4">
      <style:paragraph-properties fo:margin-top="0cm" fo:margin-bottom="0.499cm" style:writing-mode="lr-tb"/>
    </style:style>
    <style:style style:name="P31" style:family="paragraph" style:parent-style-name="Preformatted_20_Text" style:list-style-name="L6">
      <style:paragraph-properties fo:margin-top="0cm" fo:margin-bottom="0.499cm" style:writing-mode="lr-tb"/>
    </style:style>
    <style:style style:name="P32" style:family="paragraph" style:parent-style-name="Preformatted_20_Text" style:list-style-name="L7">
      <style:paragraph-properties fo:margin-top="0cm" fo:margin-bottom="0.499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style:font-name-asian="NSimSun" style:font-size-asian="10pt" style:font-name-complex="Courier New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ção para criação dos Marcadores</text:p>
      <text:p text:style-name="P3"/>
      <text:p text:style-name="P4">Para gerar a chave devemos seguir a documentação Google Maps para Flutter<text:line-break/><text:line-break/><text:span text:style-name="T1">Passo 1:</text:span></text:p>
      <text:p text:style-name="P4"><text:line-break/>1- Obtenha uma chave de API em https://cloud.google.com/maps-platform/ </text:p>
      <text:p text:style-name="P4"><text:line-break/>2- Ative o Google Map SDK para cada plataforma <text:s/>e siga os passos da documentação<text:line-break/>Android<text:line-break/><text:line-break/>3- Foi necessário realizar um cadastro e por os dados do cartão para a geração da chave API</text:p>
      <text:p text:style-name="P4"/>
      <text:p text:style-name="P11">Crie um novo projeto ou selecione um projeto existente.</text:p>
      <text:p text:style-name="P11"/>
      <text:p text:style-name="P5">Passo 2: Habilitação da API do Google Maps</text:p>
      <text:p text:style-name="P5"/>
      <text:list xml:id="list6241264878076174953" text:style-name="L2">
        <text:list-item>
          <text:p text:style-name="P15"><text:span text:style-name="T5">No menu de navegação, vá para </text:span><text:span text:style-name="Strong_20_Emphasis"><text:span text:style-name="T5">APIs &amp; Services &gt; Library</text:span></text:span><text:span text:style-name="T5">.</text:span></text:p>
        </text:list-item>
        <text:list-item>
          <text:p text:style-name="P19">Procure por "Maps SDK for Android" e clique nele.</text:p>
        </text:list-item>
        <text:list-item>
          <text:p text:style-name="P8"><text:span text:style-name="T5">Clique em </text:span><text:span text:style-name="Strong_20_Emphasis"><text:span text:style-name="T5">Enable</text:span></text:span><text:span text:style-name="T5"> para habilitar a API.</text:span></text:p>
          <text:p text:style-name="P8"><text:span text:style-name="T5"/></text:p>
        </text:list-item>
      </text:list>
      <text:p text:style-name="P5">Passo 3: Obtenção da Chave da API</text:p>
      <text:list xml:id="list8779321260060287731" text:style-name="L3">
        <text:list-item>
          <text:p text:style-name="P16"><text:span text:style-name="T5">No menu de navegação, vá para </text:span><text:span text:style-name="Strong_20_Emphasis"><text:span text:style-name="T5">APIs &amp; Services &gt; Credentials</text:span></text:span><text:span text:style-name="T5">.</text:span></text:p>
        </text:list-item>
        <text:list-item>
          <text:p text:style-name="P16"><text:span text:style-name="T5">Clique em </text:span><text:span text:style-name="Strong_20_Emphasis"><text:span text:style-name="T5">Create Credentials</text:span></text:span><text:span text:style-name="T5"> e selecione </text:span><text:span text:style-name="Strong_20_Emphasis"><text:span text:style-name="T5">API Key</text:span></text:span><text:span text:style-name="T5">.</text:span></text:p>
        </text:list-item>
        <text:list-item>
          <text:p text:style-name="P12">Copie a chave da API gerada. Você precisará dela mais tarde.</text:p>
          <text:p text:style-name="P12"/>
        </text:list-item>
      </text:list>
      <text:p text:style-name="P5">Passo 4: Ativação Google Map SDK para cada plataforma</text:p>
      <text:p text:style-name="P22">- Acesse o Google Developers Console .<text:line-break/>-Escolha o projeto no qual deseja ativar o Google Maps.<text:line-break/>-Selecione o menu de navegação e selecione "Google Maps".<text:line-break/>-Selecione "APIs" no menu do Google Maps.<text:line-break/>-Para ativar o Google Maps para Android, selecione "Maps SDK para Android" na seção "APIs adicionais" e selecione "ATIVAR".<text:line-break/>-Para ativar o Google Maps para iOS, selecione "Maps SDK para iOS" na seção "APIs adicionais" e selecione "ATIVAR".<text:line-break/>-Para ativar o Google Maps para Web, ative a "API Maps JavaScript".<text:line-break/>-Certifique-se de que as APIs habilitadas estejam na seção "APIs habilitadas".</text:p>
      <text:p text:style-name="P4"><text:span text:style-name="T1">Configuração do Projeto Flutter:</text:span></text:p>
      <text:p text:style-name="P6"/>
      <text:p text:style-name="P7">Obs: Este projeto já foi criado no flutter por isso não é necessário criar um projeto no flutter.</text:p>
      <text:p text:style-name="P7"/>
      <text:p text:style-name="Standard"><text:span text:style-name="T6">Passo 1: Adição de Dependências no </text:span><text:span text:style-name="Source_20_Text"><text:span text:style-name="T6">pubspec.yaml</text:span></text:span></text:p>
      <text:p text:style-name="Standard"><text:span text:style-name="Source_20_Text"><text:span text:style-name="T6"/></text:span></text:p>
      <text:list xml:id="list3356430802701084109" text:style-name="L4">
        <text:list-item>
          <text:p text:style-name="P17"><text:span text:style-name="T5">Abra o arquivo </text:span><text:span text:style-name="Source_20_Text"><text:span text:style-name="T5">pubspec.yaml</text:span></text:span><text:span text:style-name="T5">.</text:span></text:p>
          <text:p text:style-name="P20"/>
        </text:list-item>
        <text:list-item>
          <text:p text:style-name="P9"><text:span text:style-name="T5">Adicione a dependência </text:span><text:span text:style-name="Source_20_Text"><text:span text:style-name="T5">google_maps_flutter</text:span></text:span><text:span text:style-name="T5">:</text:span></text:p>
        </text:list-item>
      </text:list>
      <text:p text:style-name="P24"/>
      <text:list xml:id="list31454790" text:continue-numbering="true" text:style-name="L4">
        <text:list-header>
          <text:p text:style-name="P26"><text:span text:style-name="Source_20_Text"><text:span text:style-name="T5">dependencies:</text:span></text:span></text:p>
          <text:p text:style-name="P26"><text:span text:style-name="Source_20_Text"><text:span text:style-name="T5"><text:s text:c="2"/>flutter:</text:span></text:span></text:p>
          <text:p text:style-name="P26"><text:span text:style-name="Source_20_Text"><text:span text:style-name="T5"><text:s text:c="4"/>sdk: flutter</text:span></text:span></text:p>
          <text:p text:style-name="P30"><text:span text:style-name="Source_20_Text"><text:span text:style-name="T5"><text:s text:c="2"/>google_maps_flutter: ^2.1.3</text:span></text:span></text:p>
        </text:list-header>
        <text:list-item>
          <text:p text:style-name="P9"><text:span text:style-name="Source_20_Text"><text:span text:style-name="T2">Execute o comando para obter as dependências:</text:span></text:span></text:p>
        </text:list-item>
      </text:list>
      <text:p text:style-name="P29"><text:span text:style-name="Source_20_Text"><text:span text:style-name="T5"><text:tab/><text:tab/>flutter pub get</text:span></text:span></text:p>
      <text:p text:style-name="P29"><text:soft-page-break/><text:span text:style-name="Source_20_Text"><text:span text:style-name="T5"><text:s/>Configuração dos Arquivos Android</text:span></text:span></text:p>
      <text:p text:style-name="Standard"><text:span text:style-name="T6">Passo 1: Configuração do </text:span><text:span text:style-name="Source_20_Text"><text:span text:style-name="T6">AndroidManifest.xml</text:span></text:span></text:p>
      <text:p text:style-name="Standard"><text:span text:style-name="Source_20_Text"><text:span text:style-name="T6"/></text:span></text:p>
      <text:list xml:id="list1911783944345962688" text:style-name="L5">
        <text:list-item>
          <text:p text:style-name="P18"><text:span text:style-name="T5">Abra o arquivo </text:span><text:span text:style-name="Source_20_Text"><text:span text:style-name="T5">android/app/src/main/AndroidManifest.xml</text:span></text:span><text:span text:style-name="T5">.</text:span></text:p>
        </text:list-item>
        <text:list-item>
          <text:p text:style-name="P10"><text:span text:style-name="T5">Adicione a chave da API do Google Maps dentro da tag </text:span><text:span text:style-name="Source_20_Text"><text:span text:style-name="T5">&lt;application&gt;</text:span></text:span></text:p>
        </text:list-item>
      </text:list>
      <text:p text:style-name="P29"><text:span text:style-name="Source_20_Text"><text:span text:style-name="T5"/></text:span></text:p>
      <text:p text:style-name="Standard"><text:span text:style-name="Source_20_Text"><text:span text:style-name="T3">Linha 1: adicione a seguinte linha</text:span></text:span></text:p>
      <text:p text:style-name="Standard"><text:span text:style-name="Source_20_Text"><text:span text:style-name="T3"/></text:span></text:p>
      <text:p text:style-name="P29"><text:span text:style-name="Source_20_Text"><text:span text:style-name="T5">package="com.example.your_package_name"&gt; </text:span></text:span></text:p>
      <text:p text:style-name="P29"><text:span text:style-name="Source_20_Text"><text:span text:style-name="T2">Atenção: Devemos por um nome de acordo com o <text:s/>projeto</text:span></text:span></text:p>
      <text:p text:style-name="P29"><text:span text:style-name="Source_20_Text"><text:span text:style-name="T2">Próximo passo no arquivo xml:</text:span></text:span></text:p>
      <text:p text:style-name="Standard"><text:span text:style-name="Source_20_Text"><text:span text:style-name="T2">2- </text:span></text:span><text:span text:style-name="Source_20_Text"><text:span text:style-name="Strong_20_Emphasis"><text:span text:style-name="T2">Meta-data da API do Google Maps:</text:span></text:span></text:span></text:p>
      <text:p text:style-name="P24"/>
      <text:p text:style-name="P25"><text:span text:style-name="Source_20_Text"><text:span text:style-name="T5">&lt;meta-data</text:span></text:span></text:p>
      <text:p text:style-name="P25"><text:span text:style-name="Source_20_Text"><text:span text:style-name="T5"><text:s text:c="4"/>android:name="com.google.android.geo.API_KEY"</text:span></text:span></text:p>
      <text:p text:style-name="P29"><text:span text:style-name="Source_20_Text"><text:span text:style-name="T5"><text:s text:c="4"/>android:value="YOUR_API_KEY_HERE" /&gt; </text:span></text:span></text:p>
      <text:p text:style-name="Standard"><text:span text:style-name="Source_20_Text"><text:span text:style-name="T5">Colocar API gerada no cadastro em <text:s/>android:value</text:span></text:span></text:p>
      <text:p text:style-name="P29"><text:span text:style-name="Source_20_Text"><text:span text:style-name="T5"/></text:span></text:p>
      <text:p text:style-name="Standard"><text:span text:style-name="Strong_20_Emphasis"><text:span text:style-name="T4">3- Solicitar Permissões no AndroidManifest.xml:</text:span></text:span></text:p>
      <text:p text:style-name="Standard"><text:span text:style-name="Strong_20_Emphasis"><text:span text:style-name="T4"/></text:span></text:p>
      <text:list xml:id="list6522572984082656725" text:style-name="L6">
        <text:list-item>
          <text:p text:style-name="P13"><text:span text:style-name="T5">Certifique-se de que as permissões necessárias estejam presentes no seu </text:span><text:span text:style-name="Source_20_Text"><text:span text:style-name="T5">AndroidManifest.xml</text:span></text:span><text:span text:style-name="T5">.</text:span> </text:p>
          <text:p text:style-name="P27"><text:span text:style-name="Source_20_Text">&lt;uses-permission android:name="android.permission.INTERNET"/&gt;</text:span></text:p>
          <text:p text:style-name="P27"><text:span text:style-name="Source_20_Text">&lt;uses-permission android:name="android.permission.ACCESS_FINE_LOCATION"/&gt;</text:span></text:p>
          <text:p text:style-name="P31"><text:span text:style-name="Source_20_Text">&lt;uses-permission android:name="android.permission.ACCESS_COARSE_LOCATION"/&gt;</text:span></text:p>
        </text:list-item>
      </text:list>
      <text:p text:style-name="Standard"><text:span text:style-name="Source_20_Text"><text:span text:style-name="T3">Passo 2: Adição da Dependência no</text:span></text:span><text:span text:style-name="Source_20_Text"><text:span text:style-name="T6"> build.gradle</text:span></text:span></text:p>
      <text:p text:style-name="Standard"><text:span text:style-name="Source_20_Text"><text:span text:style-name="T6"/></text:span></text:p>
      <text:list xml:id="list9051035570177018904" text:style-name="L7">
        <text:list-item>
          <text:p text:style-name="P21">Abra o arquivo <text:span text:style-name="Source_20_Text">android/app/build.gradle</text:span>.</text:p>
        </text:list-item>
        <text:list-item>
          <text:p text:style-name="P14">Adicione a dependência do Google Play Services Maps:</text:p>
        </text:list-item>
      </text:list>
      <text:p text:style-name="Preformatted_20_Text"/>
      <text:list xml:id="list31434321" text:continue-numbering="true" text:style-name="L7">
        <text:list-header>
          <text:p text:style-name="P28"><text:span text:style-name="Source_20_Text">dependencies {</text:span></text:p>
          <text:p text:style-name="P28"><text:span text:style-name="Source_20_Text"><text:s text:c="4"/>implementation 'com.google.android.gms:play-services-maps:18.0.0'</text:span></text:p>
          <text:p text:style-name="P32"><text:span text:style-name="Source_20_Text">}</text:span></text:p>
        </text:list-header>
      </text:list>
      <text:h text:style-name="P23" text:outline-level="3">4. Implementação do Código Dart</text:h>
      <text:p text:style-name="P29"><text:span text:style-name="Source_20_Text"><text:span text:style-name="T5"/></text:span></text:p>
      <text:p text:style-name="P29"><text:span text:style-name="Source_20_Text"><text:span text:style-name="T2"/></text:span></text:p>
      <text:p text:style-name="P4"><text:line-break/><text:line-break/><text:line-break/></text:p>
      <text:p text:style-name="P4"/>
      <text:p text:style-name="P4">Fontes:</text:p>
      <text:p text:style-name="P4"/>
      <text:p text:style-name="P1"><text:span text:style-name="T5">Documentação: </text:span><text:a xlink:type="simple" xlink:href="https://pub.dev/packages/google_maps_flutter" text:style-name="Internet_20_link" text:visited-style-name="Visited_20_Internet_20_Link"><text:span text:style-name="T5">https://pub.dev/packages/google_maps_flutter</text:span></text:a><text:span text:style-name="T5"> (documentação do google Maps para flutter)</text:span></text:p>
      <text:p text:style-name="P4"/>
      <text:p text:style-name="P4"><text:soft-page-break/>Video: https://youtu.be/Gsi8MosuVQY?si=1sHt5_Tn-H9BdFwu<text:line-break/><text:line-break/>Video: https://www.youtube.com/live/N5MsMDbz6_w?si=yK2f9F18DdUwz0aa<text:line-break/><text:line-break/>Documentação: https://developers.google.com/maps/flutter-package/map-with-marker?<text:line-break/><text:line-break/>dicas: <text:s/>https://blog.flutterando.com.br/<text:line-break/> <text:s text:c="5"/><text:tab/>https://dev.to/feministech/manipulando-listas-e-mapas-no-flutter-81h<text:line-break/><text:line-break/></text:p>
      <text:p text:style-name="P4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30T08:59:12.04</meta:creation-date>
    <meta:document-statistic meta:table-count="0" meta:image-count="0" meta:object-count="0" meta:page-count="3" meta:paragraph-count="56" meta:word-count="449" meta:character-count="3442"/>
    <dc:date>2024-05-30T11:18:57.78</dc:date>
    <meta:editing-duration>PT8M23S</meta:editing-duration>
    <meta:editing-cycles>1</meta:editing-cycles>
    <meta:generator>OpenOffice/4.1.14$Win32 OpenOffice.org_project/4114m1$Build-9811</meta:generator>
  </office:meta>
</office:document-meta>
</file>